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Predicates.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Predicates.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Predicates.RuntimeHints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untimeHintsPredicates.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Predicates.prox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